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5.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Arial" fo:font-size="16pt" fo:letter-spacing="0.018cm"/>
    </style:style>
    <style:style style:name="P2" style:family="paragraph">
      <style:paragraph-properties fo:text-align="center"/>
      <style:text-properties style:font-name="Arial" fo:font-size="16pt" fo:letter-spacing="0.018cm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Arial" fo:font-size="16pt" fo:letter-spacing="0.01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6.4cm" svg:height="1.4cm" svg:x="9.4cm" svg:y="3.7cm">
          <text:p text:style-name="P1">Steuerauszu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6.4cm" svg:height="1.4cm" svg:x="1.2cm" svg:y="3.7cm">
          <text:p text:style-name="P1">XML-Date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6.4cm" svg:height="1.4cm" svg:x="1.2cm" svg:y="1.2cm">
          <text:p text:style-name="P1">Manuelle Einga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6.4cm" svg:height="1.4cm" svg:x="17.8cm" svg:y="3.7cm">
          <text:p text:style-name="P1">XML-Date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.6cm" svg:y1="4.4cm" svg:x2="9.4cm" svg:y2="4.4cm" draw:start-shape="id1" draw:start-glue-point="1" draw:end-shape="id2" svg:d="M7600 4400h1800" svg:viewBox="0 0 1801 1">
          <text:p/>
        </draw:connector>
        <draw:connector draw:style-name="gr2" draw:text-style-name="P3" draw:layer="layout" svg:x1="7.6cm" svg:y1="1.9cm" svg:x2="12.6cm" svg:y2="3.7cm" draw:start-shape="id3" draw:start-glue-point="1" draw:end-shape="id2" draw:end-glue-point="0" svg:d="M7600 1900h5000v1800" svg:viewBox="0 0 5001 1801">
          <text:p/>
        </draw:connector>
        <draw:connector draw:style-name="gr2" draw:text-style-name="P3" draw:layer="layout" draw:type="line" svg:x1="15.8cm" svg:y1="4.4cm" svg:x2="17.8cm" svg:y2="4.4cm" draw:start-shape="id2" draw:start-glue-point="1" draw:end-shape="id4" draw:end-glue-point="3" svg:d="M15800 4400h2000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14:06:23.439000000</meta:creation-date>
    <dc:date>2016-03-03T13:48:11.255000000</dc:date>
    <meta:editing-duration>PT3H13M17S</meta:editing-duration>
    <meta:editing-cycles>4</meta:editing-cycles>
    <meta:generator>LibreOffice/5.0.0.5$Windows_X86_64 LibreOffice_project/1b1a90865e348b492231e1c451437d7a15bb262b</meta:generator>
    <meta:document-statistic meta:object-count="7"/>
  </office:meta>
</office:document-meta>
</file>